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E.setE( i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E.is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E.setG( long 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E.setI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E.setD( int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E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E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E.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E.setH( int 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E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E.ge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E.g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E.setF( boolean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E.get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E.get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E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E.setC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E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E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